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300000180B1366B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7.752cm" svg:x="5.876cm" svg:y="5.313cm">
          <draw:image xlink:href="Pictures/10000001000001A300000180B1366BB4.png" xlink:type="simple" xlink:show="embed" xlink:actuate="onLoad" draw:mime-type="image/png">
            <text:p/>
          </draw:image>
        </draw:frame>
        <draw:line draw:style-name="gr2" draw:text-style-name="P2" draw:layer="layout" svg:x1="9.572cm" svg:y1="12.747cm" svg:x2="14.335cm" svg:y2="8.62cm">
          <text:p/>
        </draw:line>
        <draw:frame draw:style-name="gr3" draw:text-style-name="P3" draw:layer="layout" svg:width="2.97cm" svg:height="0.962cm" svg:x="12cm" svg:y="10.525cm">
          <draw:text-box>
            <text:p>68.5 mm</text:p>
          </draw:text-box>
        </draw:frame>
        <draw:line draw:style-name="gr2" draw:text-style-name="P2" draw:layer="layout" svg:x1="12.43cm" svg:y1="5.445cm" svg:x2="14.652cm" svg:y2="7.35cm">
          <text:p/>
        </draw:line>
        <draw:frame draw:style-name="gr3" draw:text-style-name="P3" draw:layer="layout" svg:width="2.97cm" svg:height="0.962cm" svg:x="13.27cm" svg:y="5.127cm">
          <draw:text-box>
            <text:p>33.0 mm</text:p>
          </draw:text-box>
        </draw:frame>
        <draw:line draw:style-name="gr2" draw:text-style-name="P2" draw:layer="layout" svg:x1="6.08cm" svg:y1="8.937cm" svg:x2="6.08cm" svg:y2="10.207cm">
          <text:p/>
        </draw:line>
        <draw:frame draw:style-name="gr3" draw:text-style-name="P3" draw:layer="layout" svg:width="2.97cm" svg:height="0.962cm" svg:x="5.65cm" svg:y="7.032cm">
          <draw:text-box>
            <text:p>18.5 mm</text:p>
          </draw:text-box>
        </draw:frame>
        <draw:line draw:style-name="gr4" draw:text-style-name="P1" draw:layer="layout" svg:x1="9.89cm" svg:y1="8.416cm" svg:x2="8.302cm" svg:y2="9.255cm">
          <text:p/>
        </draw:line>
        <draw:frame draw:style-name="gr5" draw:text-style-name="P4" draw:layer="layout" svg:width="2.369cm" svg:height="0.962cm" svg:x="9.89cm" svg:y="7.667cm">
          <draw:text-box>
            <text:p><text:span text:style-name="T1">Swit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1:52:38.779777443</meta:creation-date>
    <dc:date>2025-12-11T10:54:22.522851460</dc:date>
    <meta:editing-duration>PT2M41S</meta:editing-duration>
    <meta:editing-cycles>2</meta:editing-cycles>
    <meta:generator>LibreOffice/24.2.7.2$Linux_X86_64 LibreOffice_project/420$Build-2</meta:generator>
    <meta:document-statistic meta:object-count="9"/>
  </office:meta>
</office:document-meta>
</file>